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PGothic" svg:font-family="'MS PGothic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 style:master-page-name="MP0">
      <style:table-properties style:width="16.999cm" fo:margin-left="-0.018cm" style:page-number="auto" table:align="left"/>
    </style:style>
    <style:style style:name="Tabela1.A" style:family="table-column">
      <style:table-column-properties style:column-width="4.551cm"/>
    </style:style>
    <style:style style:name="Tabela1.B" style:family="table-column">
      <style:table-column-properties style:column-width="11.949cm"/>
    </style:style>
    <style:style style:name="Tabela1.C" style:family="table-column">
      <style:table-column-properties style:column-width="0.499cm"/>
    </style:style>
    <style:style style:name="Tabela1.A1" style:family="table-cell">
      <style:table-cell-properties style:vertical-align="middle" fo:padding="0cm" fo:border="none"/>
    </style:style>
    <style:style style:name="Tabela1.B1" style:family="table-cell">
      <style:table-cell-properties fo:padding="0cm" fo:border="none"/>
    </style:style>
    <style:style style:name="Tabela2" style:family="table">
      <style:table-properties style:width="16.999cm" fo:margin-left="-0.018cm" table:align="left"/>
    </style:style>
    <style:style style:name="Tabela2.A" style:family="table-column">
      <style:table-column-properties style:column-width="8.498cm"/>
    </style:style>
    <style:style style:name="Tabela2.B" style:family="table-column">
      <style:table-column-properties style:column-width="8.5cm"/>
    </style:style>
    <style:style style:name="Tabela2.A1" style:family="table-cell">
      <style:table-cell-properties fo:padding="0cm" fo:border="none"/>
    </style:style>
    <style:style style:name="Tabela3" style:family="table">
      <style:table-properties style:width="8.1cm" fo:margin-left="0.199cm" table:align="left"/>
    </style:style>
    <style:style style:name="Tabela3.A" style:family="table-column">
      <style:table-column-properties style:column-width="8.1cm"/>
    </style:style>
    <style:style style:name="Tabela3.A1" style:family="table-cell">
      <style:table-cell-properties fo:padding="0.097cm" fo:border="0.002cm solid #000000"/>
    </style:style>
    <style:style style:name="Tabela4" style:family="table">
      <style:table-properties style:width="7.906cm" fo:margin-left="0cm" table:align="left"/>
    </style:style>
    <style:style style:name="Tabela4.A" style:family="table-column">
      <style:table-column-properties style:column-width="2cm"/>
    </style:style>
    <style:style style:name="Tabela4.B" style:family="table-column">
      <style:table-column-properties style:column-width="0.101cm"/>
    </style:style>
    <style:style style:name="Tabela4.C" style:family="table-column">
      <style:table-column-properties style:column-width="5.805cm"/>
    </style:style>
    <style:style style:name="Tabela4.A1" style:family="table-cell">
      <style:table-cell-properties fo:padding="0cm" fo:border="none"/>
    </style:style>
    <style:style style:name="Tabela5" style:family="table">
      <style:table-properties style:width="8.102cm" fo:margin-left="0.199cm" table:align="left"/>
    </style:style>
    <style:style style:name="Tabela5.A" style:family="table-column">
      <style:table-column-properties style:column-width="8.102cm"/>
    </style:style>
    <style:style style:name="Tabela5.A1" style:family="table-cell">
      <style:table-cell-properties fo:padding="0.097cm" fo:border="0.002cm solid #000000"/>
    </style:style>
    <style:style style:name="Tabela6" style:family="table">
      <style:table-properties style:width="7.908cm" fo:margin-left="0cm" table:align="left"/>
    </style:style>
    <style:style style:name="Tabela6.A" style:family="table-column">
      <style:table-column-properties style:column-width="2cm"/>
    </style:style>
    <style:style style:name="Tabela6.B" style:family="table-column">
      <style:table-column-properties style:column-width="0.101cm"/>
    </style:style>
    <style:style style:name="Tabela6.C" style:family="table-column">
      <style:table-column-properties style:column-width="5.807cm"/>
    </style:style>
    <style:style style:name="Tabela6.A1" style:family="table-cell">
      <style:table-cell-properties fo:padding="0cm" fo:border="none"/>
    </style:style>
    <style:style style:name="Tabela7" style:family="table">
      <style:table-properties style:width="16.6cm" fo:margin-left="0.199cm" table:align="left"/>
    </style:style>
    <style:style style:name="Tabela7.A" style:family="table-column">
      <style:table-column-properties style:column-width="16.6cm"/>
    </style:style>
    <style:style style:name="Tabela7.A1" style:family="table-cell">
      <style:table-cell-properties fo:padding="0.097cm" fo:border="0.002cm solid #000000"/>
    </style:style>
    <style:style style:name="Tabela8" style:family="table">
      <style:table-properties style:width="16.406cm" fo:margin-left="0cm" table:align="left"/>
    </style:style>
    <style:style style:name="Tabela8.A" style:family="table-column">
      <style:table-column-properties style:column-width="3cm"/>
    </style:style>
    <style:style style:name="Tabela8.B" style:family="table-column">
      <style:table-column-properties style:column-width="0.101cm"/>
    </style:style>
    <style:style style:name="Tabela8.C" style:family="table-column">
      <style:table-column-properties style:column-width="13.305cm"/>
    </style:style>
    <style:style style:name="Tabela8.A1" style:family="table-cell">
      <style:table-cell-properties fo:padding="0cm" fo:border="none"/>
    </style:style>
    <style:style style:name="ProductTable" style:family="table">
      <style:table-properties style:width="16.6cm" fo:margin-left="0.199cm" table:align="left"/>
    </style:style>
    <style:style style:name="ProductTable.A" style:family="table-column">
      <style:table-column-properties style:column-width="0.676cm"/>
    </style:style>
    <style:style style:name="ProductTable.B" style:family="table-column">
      <style:table-column-properties style:column-width="7.403cm"/>
    </style:style>
    <style:style style:name="ProductTable.C" style:family="table-column">
      <style:table-column-properties style:column-width="1.164cm"/>
    </style:style>
    <style:style style:name="ProductTable.D" style:family="table-column">
      <style:table-column-properties style:column-width="1.374cm"/>
    </style:style>
    <style:style style:name="ProductTable.E" style:family="table-column">
      <style:table-column-properties style:column-width="1.427cm"/>
    </style:style>
    <style:style style:name="ProductTable.F" style:family="table-column">
      <style:table-column-properties style:column-width="1.286cm"/>
    </style:style>
    <style:style style:name="ProductTable.G" style:family="table-column">
      <style:table-column-properties style:column-width="1.748cm"/>
    </style:style>
    <style:style style:name="ProductTable.H" style:family="table-column">
      <style:table-column-properties style:column-width="1.522cm"/>
    </style:style>
    <style:style style:name="ProductTable.A1" style:family="table-cell">
      <style:table-cell-properties style:vertical-align="middle" fo:background-color="#eeeeee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ProductTable.H1" style:family="table-cell">
      <style:table-cell-properties style:vertical-align="middle" fo:background-color="#eeeeee" fo:padding="0.097cm" fo:border="0.002cm solid #000000">
        <style:background-image/>
      </style:table-cell-properties>
    </style:style>
    <style:style style:name="ProductTable.A2" style:family="table-cell">
      <style:table-cell-properties fo:padding="0.097cm" fo:border-left="0.002cm solid #000000" fo:border-right="none" fo:border-top="none" fo:border-bottom="0.002cm solid #000000"/>
    </style:style>
    <style:style style:name="ProductTable.H2" style:family="table-cell">
      <style:table-cell-properties fo:padding="0.097cm" fo:border-left="0.002cm solid #000000" fo:border-right="0.002cm solid #000000" fo:border-top="none" fo:border-bottom="0.002cm solid #000000"/>
    </style:style>
    <style:style style:name="ProductTable.A3" style:family="table-cell">
      <style:table-cell-properties fo:padding="0cm" fo:border="none"/>
    </style:style>
    <style:style style:name="ProductTable.G3" style:family="table-cell" style:data-style-name="N2">
      <style:table-cell-properties fo:padding="0.097cm" fo:border-left="0.002cm solid #000000" fo:border-right="none" fo:border-top="none" fo:border-bottom="0.002cm solid #000000"/>
    </style:style>
    <style:style style:name="ProductTable.D4" style:family="table-cell">
      <style:table-cell-properties fo:padding="0.097cm" fo:border-left="0.002cm solid #cccccc" fo:border-right="none" fo:border-top="none" fo:border-bottom="0.002cm solid #cccccc"/>
    </style:style>
    <style:style style:name="ProductTable.H4" style:family="table-cell">
      <style:table-cell-properties fo:padding="0.097cm" fo:border-left="0.002cm solid #cccccc" fo:border-right="0.002cm solid #cccccc" fo:border-top="none" fo:border-bottom="0.002cm solid #cccccc"/>
    </style:style>
    <style:style style:name="P1" style:family="paragraph" style:parent-style-name="Table_20_Contents">
      <style:paragraph-properties fo:break-before="page"/>
      <style:text-properties style:font-name="Calibri" fo:font-size="16pt" style:font-size-asian="16pt" style:font-size-complex="16pt"/>
    </style:style>
    <style:style style:name="P2" style:family="paragraph" style:parent-style-name="Text_20_body">
      <style:text-properties style:font-name="Calibri"/>
    </style:style>
    <style:style style:name="P3" style:family="paragraph" style:parent-style-name="Text_20_body">
      <style:paragraph-properties fo:text-align="end" style:justify-single-word="false"/>
      <style:text-properties style:font-name="Calibri"/>
    </style:style>
    <style:style style:name="P4" style:family="paragraph" style:parent-style-name="Table_20_Contents">
      <style:text-properties style:font-name="Calibri" fo:font-size="7pt" style:font-size-asian="7pt" style:font-size-complex="7pt"/>
    </style:style>
    <style:style style:name="P5" style:family="paragraph" style:parent-style-name="Table_20_Contents">
      <style:paragraph-properties fo:text-align="end" style:justify-single-word="false"/>
      <style:text-properties style:font-name="Calibri" fo:font-size="7pt" style:font-size-asian="7pt" style:font-size-complex="7pt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ize="8pt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8pt" fo:font-weight="normal" style:font-size-asian="8pt" style:font-weight-asian="normal" style:font-size-complex="8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Calibri" fo:font-size="8pt" fo:font-weight="bold" style:font-size-asian="8pt" style:font-weight-asian="bold" style:font-size-complex="8pt" style:font-weight-complex="bold"/>
    </style:style>
    <style:style style:name="P9" style:family="paragraph" style:parent-style-name="Table_20_Contents">
      <style:text-properties fo:font-size="2pt" style:font-size-asian="2pt" style:font-size-complex="2pt"/>
    </style:style>
    <style:style style:name="P10" style:family="paragraph" style:parent-style-name="Standard">
      <style:text-properties style:font-name="Calibri" fo:font-size="7pt" style:font-size-asian="7pt" style:font-size-complex="7pt"/>
    </style:style>
    <style:style style:name="P11" style:family="paragraph" style:parent-style-name="Table_20_Contents">
      <style:paragraph-properties fo:text-align="start" style:justify-single-word="false" fo:background-color="#ffffff">
        <style:tab-stops>
          <style:tab-stop style:position="0.515cm"/>
        </style:tab-stops>
        <style:background-image/>
      </style:paragraph-properties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12" style:family="paragraph" style:parent-style-name="ProductStyleCenter">
      <style:paragraph-properties fo:text-align="center" style:justify-single-word="false"/>
      <style:text-properties style:use-window-font-color="true" style:font-name="Calibri" fo:font-size="8pt" style:font-size-asian="8pt" style:font-size-complex="8pt"/>
    </style:style>
    <style:style style:name="P13" style:family="paragraph" style:parent-style-name="ProductStyle">
      <style:paragraph-properties fo:text-align="end" style:justify-single-word="false"/>
    </style:style>
    <style:style style:name="T1" style:family="text">
      <style:text-properties style:font-name="Calibri" fo:font-size="8pt" style:font-name-asian="Calibri" style:font-size-asian="8pt" style:font-name-complex="Calibri" style:font-size-complex="8pt"/>
    </style:style>
    <style:style style:name="T2" style:family="text">
      <style:text-properties style:font-name="Calibri" fo:font-size="8pt" style:font-size-asian="8pt" style:font-size-complex="8pt"/>
    </style:style>
    <style:style style:name="T3" style:family="text">
      <style:text-properties fo:font-weight="bold" style:font-weight-asian="bold" style:font-weight-complex="bold"/>
    </style:style>
    <number:number-style style:name="N2">
      <number:number number:decimal-places="2"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table:number-rows-spanned="2" office:value-type="string">
            <text:p text:style-name="P1"><text:s/>Faktura VAT</text:p>
          </table:table-cell>
          <table:table-cell table:style-name="Tabela1.B1" office:value-type="string">
            <text:p text:style-name="P3">Data wystawienia: $date</text:p>
          </table:table-cell>
          <table:table-cell table:style-name="Tabela1.B1" office:value-type="string">
            <text:p text:style-name="P3"/>
          </table:table-cell>
        </table:table-row>
        <table:table-row>
          <table:covered-table-cell/>
          <table:table-cell table:style-name="Tabela1.B1" office:value-type="string">
            <text:p text:style-name="P3">Data wykonania usługi: $date</text:p>
          </table:table-cell>
          <table:table-cell table:style-name="Tabela1.B1" office:value-type="string">
            <text:p text:style-name="P3"/>
          </table:table-cell>
        </table:table-row>
      </table:table>
      <text:p text:style-name="P2"><text:s/>Nr: $obj.number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able:table table:name="Tabela3" table:style-name="Tabela3">
              <table:table-column table:style-name="Tabela3.A"/>
              <table:table-row>
                <table:table-cell table:style-name="Tabela3.A1" office:value-type="string">
                  <table:table table:name="Tabela4" table:style-name="Tabela4">
                    <table:table-column table:style-name="Tabela4.A"/>
                    <table:table-column table:style-name="Tabela4.B"/>
                    <table:table-column table:style-name="Tabela4.C"/>
                    <table:table-row>
                      <table:table-cell table:style-name="Tabela4.A1" office:value-type="string">
                        <text:p text:style-name="P5">Sprzedawca:</text:p>
                      </table:table-cell>
                      <table:table-cell table:style-name="Tabela4.A1" office:value-type="string">
                        <text:p text:style-name="P5"/>
                      </table:table-cell>
                      <table:table-cell table:style-name="Tabela4.A1" office:value-type="string">
                        <text:p text:style-name="P4">$obj.owner.name</text:p>
                      </table:table-cell>
                    </table:table-row>
                    <table:table-row>
                      <table:table-cell table:style-name="Tabela4.A1" office:value-type="string">
                        <text:p text:style-name="P5">Adres:</text:p>
                      </table:table-cell>
                      <table:table-cell table:style-name="Tabela4.A1" office:value-type="string">
                        <text:p text:style-name="P5"/>
                      </table:table-cell>
                      <table:table-cell table:style-name="Tabela4.A1" office:value-type="string">
                        <text:p text:style-name="P10">$obj.owner.address.formatAddress()</text:p>
                      </table:table-cell>
                    </table:table-row>
                    <table:table-row>
                      <table:table-cell table:style-name="Tabela4.A1" office:value-type="string">
                        <text:p text:style-name="P5">NIP:</text:p>
                      </table:table-cell>
                      <table:table-cell table:style-name="Tabela4.A1" office:value-type="string">
                        <text:p text:style-name="P5"/>
                      </table:table-cell>
                      <table:table-cell table:style-name="Tabela4.A1" office:value-type="string">
                        <text:p text:style-name="P4">$obj.owner.nip</text:p>
                      </table:table-cell>
                    </table:table-row>
                  </table:table>
                  <text:p text:style-name="P9"/>
                </table:table-cell>
              </table:table-row>
            </table:table>
            <text:p text:style-name="P9"/>
            <text:p text:style-name="P9"/>
            <text:p text:style-name="P9"/>
            <text:p text:style-name="P9"/>
          </table:table-cell>
          <table:table-cell table:style-name="Tabela2.A1" office:value-type="string">
            <table:table table:name="Tabela5" table:style-name="Tabela5">
              <table:table-column table:style-name="Tabela5.A"/>
              <table:table-row>
                <table:table-cell table:style-name="Tabela5.A1" office:value-type="string">
                  <table:table table:name="Tabela6" table:style-name="Tabela6">
                    <table:table-column table:style-name="Tabela6.A"/>
                    <table:table-column table:style-name="Tabela6.B"/>
                    <table:table-column table:style-name="Tabela6.C"/>
                    <table:table-row>
                      <table:table-cell table:style-name="Tabela6.A1" office:value-type="string">
                        <text:p text:style-name="P5">Nabywca: <text:s/></text:p>
                      </table:table-cell>
                      <table:table-cell table:style-name="Tabela6.A1" office:value-type="string">
                        <text:p text:style-name="P5"/>
                      </table:table-cell>
                      <table:table-cell table:style-name="Tabela6.A1" office:value-type="string">
                        <text:p text:style-name="P4">$obj.client.name</text:p>
                      </table:table-cell>
                    </table:table-row>
                    <table:table-row>
                      <table:table-cell table:style-name="Tabela6.A1" office:value-type="string">
                        <text:p text:style-name="P5">Adres: <text:s/></text:p>
                      </table:table-cell>
                      <table:table-cell table:style-name="Tabela6.A1" office:value-type="string">
                        <text:p text:style-name="P5"/>
                      </table:table-cell>
                      <table:table-cell table:style-name="Tabela6.A1" office:value-type="string">
                        <text:p text:style-name="P10">$obj.client.address.formatAddress()</text:p>
                      </table:table-cell>
                    </table:table-row>
                    <table:table-row>
                      <table:table-cell table:style-name="Tabela6.A1" office:value-type="string">
                        <text:p text:style-name="P5">NIP: <text:s/></text:p>
                      </table:table-cell>
                      <table:table-cell table:style-name="Tabela6.A1" office:value-type="string">
                        <text:p text:style-name="P5"/>
                      </table:table-cell>
                      <table:table-cell table:style-name="Tabela6.A1" office:value-type="string">
                        <text:p text:style-name="P4">$obj.client.nip</text:p>
                      </table:table-cell>
                    </table:table-row>
                  </table:table>
                  <text:p text:style-name="P9"/>
                </table:table-cell>
              </table:table-row>
            </table:table>
            <text:p text:style-name="P9"/>
          </table:table-cell>
        </table:table-row>
        <table:table-row>
          <table:table-cell table:style-name="Tabela2.A1" table:number-columns-spanned="2" office:value-type="string">
            <table:table table:name="Tabela7" table:style-name="Tabela7">
              <table:table-column table:style-name="Tabela7.A"/>
              <table:table-row>
                <table:table-cell table:style-name="Tabela7.A1" office:value-type="string">
                  <table:table table:name="Tabela8" table:style-name="Tabela8">
                    <table:table-column table:style-name="Tabela8.A"/>
                    <table:table-column table:style-name="Tabela8.B"/>
                    <table:table-column table:style-name="Tabela8.C"/>
                    <table:table-row>
                      <table:table-cell table:style-name="Tabela8.A1" office:value-type="string">
                        <text:p text:style-name="P13"><text:span text:style-name="Domyślna_20_czcionka_20_akapitu"><text:span text:style-name="T1">Spos</text:span></text:span><text:span text:style-name="Domyślna_20_czcionka_20_akapitu"><text:span text:style-name="T1">ó</text:span></text:span><text:span text:style-name="Domyślna_20_czcionka_20_akapitu"><text:span text:style-name="T1">b p</text:span></text:span><text:span text:style-name="Domyślna_20_czcionka_20_akapitu"><text:span text:style-name="T2">ł</text:span></text:span><text:span text:style-name="Domyślna_20_czcionka_20_akapitu"><text:span text:style-name="T1">atno</text:span></text:span><text:span text:style-name="Domyślna_20_czcionka_20_akapitu"><text:span text:style-name="T2">ś</text:span></text:span><text:span text:style-name="Domyślna_20_czcionka_20_akapitu"><text:span text:style-name="T1">ci:</text:span></text:span></text:p>
                      </table:table-cell>
                      <table:table-cell table:style-name="Tabela8.A1" office:value-type="string">
                        <text:p text:style-name="ProductStyle"/>
                      </table:table-cell>
                      <table:table-cell table:style-name="Tabela8.A1" office:value-type="string">
                        <text:p text:style-name="ProductStyle">$account.transfer</text:p>
                      </table:table-cell>
                    </table:table-row>
                    <table:table-row>
                      <table:table-cell table:style-name="Tabela8.A1" office:value-type="string">
                        <text:p text:style-name="P13"><text:span text:style-name="Domyślna_20_czcionka_20_akapitu"><text:span text:style-name="T1">Termin </text:span></text:span><text:span text:style-name="Domyślna_20_czcionka_20_akapitu"><text:span text:style-name="T1">p</text:span></text:span><text:span text:style-name="Domyślna_20_czcionka_20_akapitu"><text:span text:style-name="T2">ł</text:span></text:span><text:span text:style-name="Domyślna_20_czcionka_20_akapitu"><text:span text:style-name="T1">atno</text:span></text:span><text:span text:style-name="Domyślna_20_czcionka_20_akapitu"><text:span text:style-name="T2">ś</text:span></text:span><text:span text:style-name="Domyślna_20_czcionka_20_akapitu"><text:span text:style-name="T1">ci</text:span></text:span><text:span text:style-name="Domyślna_20_czcionka_20_akapitu"><text:span text:style-name="T1">:</text:span></text:span></text:p>
                      </table:table-cell>
                      <table:table-cell table:style-name="Tabela8.A1" office:value-type="string">
                        <text:p text:style-name="ProductStyle"/>
                      </table:table-cell>
                      <table:table-cell table:style-name="Tabela8.A1" office:value-type="string">
                        <text:p text:style-name="ProductStyle">$dueDate</text:p>
                      </table:table-cell>
                    </table:table-row>
                    <table:table-row>
                      <table:table-cell table:style-name="Tabela8.A1" office:value-type="string">
                        <text:p text:style-name="P13">Bank:</text:p>
                      </table:table-cell>
                      <table:table-cell table:style-name="Tabela8.A1" office:value-type="string">
                        <text:p text:style-name="ProductStyle"/>
                      </table:table-cell>
                      <table:table-cell table:style-name="Tabela8.A1" office:value-type="string">
                        <text:p text:style-name="ProductStyle">$account.bankName</text:p>
                      </table:table-cell>
                    </table:table-row>
                    <table:table-row>
                      <table:table-cell table:style-name="Tabela8.A1" office:value-type="string">
                        <text:p text:style-name="P13">Numer konta:</text:p>
                      </table:table-cell>
                      <table:table-cell table:style-name="Tabela8.A1" office:value-type="string">
                        <text:p text:style-name="ProductStyle"/>
                      </table:table-cell>
                      <table:table-cell table:style-name="Tabela8.A1" office:value-type="string">
                        <text:p text:style-name="ProductStyle">$account.number</text:p>
                      </table:table-cell>
                    </table:table-row>
                  </table:table>
                  <text:p text:style-name="P9"/>
                </table:table-cell>
              </table:table-row>
            </table:table>
            <text:p text:style-name="P9"/>
            <text:p text:style-name="P9"/>
            <text:p text:style-name="P9"/>
            <text:p text:style-name="P9"/>
          </table:table-cell>
          <table:covered-table-cell/>
        </table:table-row>
      </table:table>
      <table:table table:name="ProductTable" table:style-name="ProductTable">
        <table:table-column table:style-name="ProductTable.A"/>
        <table:table-column table:style-name="ProductTable.B"/>
        <table:table-column table:style-name="ProductTable.C"/>
        <table:table-column table:style-name="ProductTable.D"/>
        <table:table-column table:style-name="ProductTable.E"/>
        <table:table-column table:style-name="ProductTable.F"/>
        <table:table-column table:style-name="ProductTable.G"/>
        <table:table-column table:style-name="ProductTable.H"/>
        <table:table-row>
          <table:table-cell table:style-name="ProductTable.A1" office:value-type="string">
            <text:p text:style-name="P6">Lp.</text:p>
          </table:table-cell>
          <table:table-cell table:style-name="ProductTable.A1" office:value-type="string">
            <text:p text:style-name="P6">Nazwa</text:p>
          </table:table-cell>
          <table:table-cell table:style-name="ProductTable.A1" office:value-type="string">
            <text:p text:style-name="P6">Ilość(h)</text:p>
          </table:table-cell>
          <table:table-cell table:style-name="ProductTable.A1" office:value-type="string">
            <text:p text:style-name="P6">Cena</text:p>
            <text:p text:style-name="P6">netto</text:p>
          </table:table-cell>
          <table:table-cell table:style-name="ProductTable.A1" office:value-type="string">
            <text:p text:style-name="P6">Wartość</text:p>
            <text:p text:style-name="P6">netto</text:p>
          </table:table-cell>
          <table:table-cell table:style-name="ProductTable.A1" office:value-type="string">
            <text:p text:style-name="P6">Stawka</text:p>
            <text:p text:style-name="P6">VAT</text:p>
          </table:table-cell>
          <table:table-cell table:style-name="ProductTable.A1" office:value-type="string">
            <text:p text:style-name="P6">Kwota</text:p>
            <text:p text:style-name="P6">VAT</text:p>
          </table:table-cell>
          <table:table-cell table:style-name="ProductTable.H1" office:value-type="string">
            <text:p text:style-name="P6">Wartość</text:p>
            <text:p text:style-name="P6">brutto</text:p>
          </table:table-cell>
        </table:table-row>
        <table:table-row>
          <table:table-cell table:style-name="ProductTable.A2" office:value-type="string">
            <text:p text:style-name="ProductStyleCenter">$no</text:p>
          </table:table-cell>
          <table:table-cell table:style-name="ProductTable.A2" office:value-type="string">
            <text:p text:style-name="ProductStyle">$name</text:p>
          </table:table-cell>
          <table:table-cell table:style-name="ProductTable.A2" office:value-type="string">
            <text:p text:style-name="ProductStyleCenter">$amount</text:p>
          </table:table-cell>
          <table:table-cell table:style-name="ProductTable.A2" office:value-type="string">
            <text:p text:style-name="ProductStyleCenter">$price</text:p>
          </table:table-cell>
          <table:table-cell table:style-name="ProductTable.A2" office:value-type="string">
            <text:p text:style-name="ProductStyleCenter">$netPrice</text:p>
          </table:table-cell>
          <table:table-cell table:style-name="ProductTable.A2" office:value-type="string">
            <text:p text:style-name="ProductStyleCenter">$taxRate</text:p>
          </table:table-cell>
          <table:table-cell table:style-name="ProductTable.A2" office:value-type="string">
            <text:p text:style-name="ProductStyleCenter">$taxPrice</text:p>
          </table:table-cell>
          <table:table-cell table:style-name="ProductTable.H2" office:value-type="string">
            <text:p text:style-name="ProductStyleCenter">$grossPrice</text:p>
          </table:table-cell>
        </table:table-row>
        <table:table-row>
          <table:table-cell table:style-name="ProductTable.A3" office:value-type="string">
            <text:p text:style-name="ProductStyleCenter"/>
          </table:table-cell>
          <table:table-cell table:style-name="ProductTable.A3" office:value-type="string">
            <text:p text:style-name="ProductStyle"/>
          </table:table-cell>
          <table:table-cell table:style-name="ProductTable.A3" office:value-type="string">
            <text:p text:style-name="ProductStyleCenter"/>
          </table:table-cell>
          <table:table-cell table:style-name="ProductTable.A2" office:value-type="string">
            <text:p text:style-name="P6">Razem</text:p>
          </table:table-cell>
          <table:table-cell table:style-name="ProductTable.A2" office:value-type="string">
            <text:p text:style-name="P7">$price.format($obj.netPrice)</text:p>
          </table:table-cell>
          <table:table-cell table:style-name="ProductTable.A2" office:value-type="string">
            <text:p text:style-name="P7">X</text:p>
          </table:table-cell>
          <table:table-cell table:style-name="ProductTable.G3" office:value-type="float" office:value="0">
            <text:p text:style-name="P7">0,00</text:p>
          </table:table-cell>
          <table:table-cell table:style-name="ProductTable.H2" office:value-type="string">
            <text:p text:style-name="P8">$price.format($obj.grossPrice)</text:p>
          </table:table-cell>
        </table:table-row>
        <table:table-row>
          <table:table-cell table:style-name="ProductTable.A3" office:value-type="string">
            <text:p text:style-name="ProductStyleCenter"/>
          </table:table-cell>
          <table:table-cell table:style-name="ProductTable.A3" office:value-type="string">
            <text:p text:style-name="ProductStyle"/>
          </table:table-cell>
          <table:table-cell table:style-name="ProductTable.A3" office:value-type="string">
            <text:p text:style-name="ProductStyleCenter"/>
          </table:table-cell>
          <table:table-cell table:style-name="ProductTable.D4" office:value-type="string">
            <text:p text:style-name="P6">W tym</text:p>
          </table:table-cell>
          <table:table-cell table:style-name="ProductTable.D4" office:value-type="string">
            <text:p text:style-name="P12">$netPrice</text:p>
          </table:table-cell>
          <table:table-cell table:style-name="ProductTable.D4" office:value-type="string">
            <text:p text:style-name="P12">$taxRate</text:p>
          </table:table-cell>
          <table:table-cell table:style-name="ProductTable.D4" office:value-type="string">
            <text:p text:style-name="P12">$taxPrice</text:p>
          </table:table-cell>
          <table:table-cell table:style-name="ProductTable.H4" office:value-type="string">
            <text:p text:style-name="P12">$grossPrice</text:p>
          </table:table-cell>
        </table:table-row>
      </table:table>
      <text:p text:style-name="P11"><text:tab/></text:p>
      <text:p text:style-name="P11"><text:tab/>Do zapłaty: <text:span text:style-name="T3">$price.format($obj.grossPrice) $account.currency</text:span></text:p>
      <text:p text:style-name="Text_20_body"/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PGothic" svg:font-family="'MS PGothic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l" fo:country="PL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l" fo:country="PL" fo:font-style="normal" fo:text-shadow="none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ny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Andale Sans UI" style:font-size-asian="14pt" style:font-name-complex="Tahoma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Tahoma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Tahoma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Courier New" fo:font-size="10pt" style:font-name-asian="MS PGothic" style:font-size-asian="10pt" style:font-name-complex="Courier New" style:font-size-complex="10pt" fo:hyphenate="false" fo:hyphenation-remain-char-count="0" fo:hyphenation-push-char-count="0"/>
    </style:style>
    <style:style style:name="ProductStyle" style:family="paragraph" style:parent-style-name="Table_20_Contents" style:class="extra">
      <style:text-properties style:font-name="Calibri" fo:font-size="8pt" style:font-size-asian="8pt" style:font-size-complex="8pt"/>
    </style:style>
    <style:style style:name="ProductStyleCenter" style:family="paragraph" style:parent-style-name="Table_20_Contents" style:class="extra">
      <style:paragraph-properties fo:text-align="center" style:justify-single-word="false"/>
      <style:text-properties style:font-name="Calibri" fo:font-size="8pt" style:font-size-asian="8pt" style:font-size-complex="8pt"/>
    </style:style>
    <style:style style:name="Domyślna_20_czcionka_20_akapitu" style:display-name="Domyślna czcionka akapitu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meta:initial-creator>Maciej Olearczyk</meta:initial-creator>
    <meta:creation-date>2009-04-16T11:32:00Z</meta:creation-date>
    <dc:date>2018-01-20T11:52:55.85</dc:date>
    <meta:editing-cycles>7</meta:editing-cycles>
    <meta:editing-duration>PT2H40M43S</meta:editing-duration>
    <meta:document-statistic meta:table-count="9" meta:image-count="0" meta:object-count="0" meta:page-count="1" meta:paragraph-count="57" meta:word-count="70" meta:character-count="658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